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228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10" table:number-columns-repeated="4" table:default-cell-style-name="ce1"/>
        <table:table-column table:style-name="co10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11" office:value-type="string">
            <text:p>use_adaptive_range</text:p>
          </table:table-cell>
          <table:table-cell table:style-name="ce2" table:number-columns-repeated="1004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style-name="ce14" table:number-columns-repeated="1003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3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style-name="ce14" table:number-columns-repeated="1003"/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style-name="ce13"/>
          <table:table-cell table:number-columns-repeated="1006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style-name="ce13"/>
          <table:table-cell table:number-columns-repeated="1006"/>
        </table:table-row>
        <table:table-row table:style-name="ro1" table:number-rows-repeated="4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2"/>
          <table:table-cell table:style-name="ce13"/>
          <table:table-cell table:number-columns-repeated="1006"/>
        </table:table-row>
        <table:table-row table:style-name="ro1" table:number-rows-repeated="8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8">12/08/2023</text:date>, <text:time>14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8T14:13:50</dc:date>
    <meta:editing-cycles>202</meta:editing-cycles>
    <meta:editing-duration>PT51M58S</meta:editing-duration>
    <meta:document-statistic meta:table-count="1" meta:cell-count="498" meta:object-count="0"/>
  </office:meta>
</office:document-meta>
</file>